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1" svg:font-family="'Liberation Sans'" style:font-family-generic="roman" style:font-pitch="variable"/>
    <style:font-face style:name="Liberation Sans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Nimbus Sans" svg:font-family="'Nimbus Sans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rightBlue-title">
      <style:graphic-properties draw:auto-grow-height="true" fo:min-height="2.845cm"/>
      <style:paragraph-properties style:writing-mode="lr-tb"/>
    </style:style>
    <style:style style:name="pr2" style:family="presentation" style:parent-style-name="BrightBlue-subtitle">
      <style:graphic-properties draw:fill-color="#ffffff" draw:textarea-vertical-align="top" draw:auto-grow-height="true" fo:min-height="9.5cm"/>
      <style:paragraph-properties style:writing-mode="lr-tb"/>
    </style:style>
    <style:style style:name="pr3" style:family="presentation" style:parent-style-name="BrightBlu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rightBlue-title">
      <style:graphic-properties fo:min-height="2.5cm"/>
      <style:paragraph-properties style:writing-mode="lr-tb"/>
    </style:style>
    <style:style style:name="pr5" style:family="presentation" style:parent-style-name="BrightBlue-outline1">
      <style:graphic-properties fo:min-height="9.501cm"/>
      <style:paragraph-properties style:writing-mode="lr-tb"/>
    </style:style>
    <style:style style:name="pr6" style:family="presentation" style:parent-style-name="BrightBlue-notes">
      <style:graphic-properties draw:fill-color="#ffffff" fo:min-height="14cm"/>
      <style:paragraph-properties style:writing-mode="lr-tb"/>
    </style:style>
    <style:style style:name="pr7" style:family="presentation" style:parent-style-name="BrightBlue_5f_-title">
      <style:graphic-properties fo:min-height="2.5cm"/>
      <style:paragraph-properties style:writing-mode="lr-tb"/>
    </style:style>
    <style:style style:name="pr8" style:family="presentation" style:parent-style-name="BrightBlue_5f_-outline1">
      <style:graphic-properties fo:min-height="9.501cm"/>
      <style:paragraph-properties style:writing-mode="lr-tb"/>
    </style:style>
    <style:style style:name="pr9" style:family="presentation" style:parent-style-name="BrightBlue_5f_-notes">
      <style:graphic-properties draw:fill-color="#ffffff" fo:min-height="14cm"/>
      <style:paragraph-properties style:writing-mode="lr-tb"/>
    </style:style>
    <style:style style:name="pr10" style:family="presentation" style:parent-style-name="BrightBlue-title">
      <style:graphic-properties fo:min-height="2.84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  <style:text-properties fo:font-size="32pt" style:font-size-asian="32pt" style:font-size-complex="32pt"/>
    </style:style>
    <style:style style:name="P6" style:family="paragraph">
      <style:paragraph-properties style:writing-mode="lr-tb"/>
      <style:text-properties fo:font-size="20pt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paragraph-properties fo:margin-left="0cm" fo:margin-right="0cm" fo:margin-top="0cm" fo:margin-bottom="0.405cm" fo:text-indent="0cm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0pt"/>
    </style:style>
    <style:style style:name="T3" style:family="text">
      <style:text-properties fo:font-size="32pt" fo:font-weight="normal" style:font-size-asian="32pt" style:font-weight-asian="normal" style:font-size-complex="32pt" style:font-weight-complex="normal"/>
    </style:style>
    <style:style style:name="T4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2.845cm" svg:x="1.4cm" svg:y="0.578cm" presentation:class="title">
          <draw:text-box>
            <text:p>Koneoppiminen lääketutkimuksessa</text:p>
          </draw:text-box>
        </draw:frame>
        <draw:frame presentation:style-name="pr2" draw:text-style-name="P3" draw:layer="layout" svg:width="25cm" svg:height="9.5cm" svg:x="1.5cm" svg:y="4cm" presentation:class="subtitle">
          <draw:text-box>
            <text:list text:style-name="L1">
              <text:list-item>
                <text:p xml:id="id1" text:id="id1" text:style-name="P2"><text:s/>Esittely – Heikki Pulli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4" draw:text-style-name="P1" draw:layer="layout" svg:width="19.5cm" svg:height="2.5cm" svg:x="1.4cm" svg:y="0.75cm" presentation:class="title">
          <draw:text-box>
            <text:p>Käytävät asiat</text:p>
          </draw:text-box>
        </draw:frame>
        <draw:frame presentation:style-name="pr5" draw:text-style-name="P5" draw:layer="layout" svg:width="25cm" svg:height="9.5cm" svg:x="1.5cm" svg:y="4cm" presentation:class="outline">
          <draw:text-box>
            <text:list text:style-name="L2">
              <text:list-item>
                <text:p xml:id="id2" text:id="id2"><text:span text:style-name="T1">Lääkekehityksen vaiheet</text:span></text:p>
              </text:list-item>
              <text:list-item>
                <text:p xml:id="id3" text:id="id3"><text:span text:style-name="T1">De novo -lääkekehitys</text:span></text:p>
              </text:list-item>
              <text:list-item>
                <text:p xml:id="id4" text:id="id4"><text:span text:style-name="T1">CASP</text:span></text:p>
              </text:list-item>
              <text:list-item>
                <text:p xml:id="id5" text:id="id5"><text:span text:style-name="T1">Käytettävä data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4" draw:text-style-name="P1" draw:layer="layout" svg:width="19.5cm" svg:height="2.5cm" svg:x="1.4cm" svg:y="0.75cm" presentation:class="title">
          <draw:text-box>
            <text:p>Lääkekehityksen vaiheet</text:p>
          </draw:text-box>
        </draw:frame>
        <draw:frame presentation:style-name="pr5" draw:text-style-name="P5" draw:layer="layout" svg:width="25cm" svg:height="9.5cm" svg:x="1.5cm" svg:y="4cm" presentation:class="outline">
          <draw:text-box>
            <text:list text:style-name="L2">
              <text:list-item>
                <text:p xml:id="id6" text:id="id6"><text:span text:style-name="T1">Kohteen löytäminen</text:span></text:p>
              </text:list-item>
              <text:list-item>
                <text:p xml:id="id7" text:id="id7"><text:span text:style-name="T1">Lääkkeen tunnistaminen</text:span></text:p>
              </text:list-item>
              <text:list-item>
                <text:p xml:id="id8" text:id="id8"><text:span text:style-name="T1">ADME/TOX</text:span></text:p>
              </text:list-item>
              <text:list-item>
                <text:p xml:id="id9" text:id="id9"><text:span text:style-name="T1">Kliiniset testit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6" draw:text-style-name="P7" draw:layer="layout" svg:width="17cm" svg:height="14cm" svg:x="2cm" svg:y="13cm" presentation:class="notes">
            <draw:text-box>
              <text:p text:style-name="P6"><text:span text:style-name="T2">Kohteen löytäminen - löydetään kehosta kohta, jota muuttamalla tai johon vaikuttamalla voidaan vaikuttaa sairauteen</text:span></text:p>
              <text:p text:style-name="P6"><text:span text:style-name="T2"/></text:p>
              <text:p text:style-name="P6"><text:span text:style-name="T2"/></text:p>
              <text:p text:style-name="P6"><text:span text:style-name="T2">Lääkkeen tunnistaminen - Löydetään yhdiste, joka vaikuttaa haluttuun kohtaan kehosta</text:span></text:p>
              <text:p text:style-name="P6"><text:span text:style-name="T2"/></text:p>
              <text:p text:style-name="P6"><text:span text:style-name="T2"/></text:p>
              <text:p text:style-name="P6"><text:span text:style-name="T2">ADME/TOX - Absorption/administration, Distribution, Metabolism, Excretion / Toxicity, miten toimii muiden lääkkeiden kanssa</text:span></text:p>
              <text:p text:style-name="P6"><text:span text:style-name="T2"/></text:p>
              <text:p text:style-name="P6"><text:span text:style-name="T2">Kliiniset testit - sisältää useita vaiheita, joissa testataan useita eri asioita</text:span></text:p>
            </draw:text-box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4" draw:text-style-name="P1" draw:layer="layout" svg:width="19.5cm" svg:height="2.5cm" svg:x="1.4cm" svg:y="0.75cm" presentation:class="title">
          <draw:text-box>
            <text:p>Lääkekehityksen vaiheet</text:p>
          </draw:text-box>
        </draw:frame>
        <draw:frame presentation:style-name="pr5" draw:text-style-name="P1" draw:layer="layout" svg:width="25cm" svg:height="9.5cm" svg:x="1.5cm" svg:y="4cm" presentation:class="outline">
          <draw:text-box>
            <text:list text:style-name="L2">
              <text:list-item>
                <text:p xml:id="id10" text:id="id10" text:style-name="P8"><text:span text:style-name="T3">Pitkä matka laboratoriosta kuluttajille</text:span></text:p>
              </text:list-item>
              <text:list-item>
                <text:p xml:id="id11" text:id="id11" text:style-name="P8"><text:span text:style-name="T1">Vie 10-12 vuotta, 1-3 miljardia €</text:span></text:p>
              </text:list-item>
              <text:list-item>
                <text:p xml:id="id12" text:id="id12" text:style-name="P8"><text:span text:style-name="T1">Koneoppimisen käyttö voi vähentää eri vaiheissa kuluvaa aikaa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_5f_" presentation:presentation-page-layout-name="AL2T1">
        <office:forms form:automatic-focus="false" form:apply-design-mode="false"/>
        <draw:frame presentation:style-name="pr7" draw:text-style-name="P1" draw:layer="layout" svg:width="19.5cm" svg:height="2.5cm" svg:x="1.4cm" svg:y="0.75cm" presentation:class="title">
          <draw:text-box>
            <text:p>Keskittymisen kohde</text:p>
          </draw:text-box>
        </draw:frame>
        <draw:frame presentation:style-name="pr8" draw:text-style-name="P5" draw:layer="layout" svg:width="25cm" svg:height="9.5cm" svg:x="1.5cm" svg:y="4cm" presentation:class="outline">
          <draw:text-box>
            <text:list text:style-name="L2">
              <text:list-item>
                <text:p><text:span text:style-name="T1">Kohteen löytäminen</text:span></text:p>
              </text:list-item>
              <text:list-item>
                <text:p><text:span text:style-name="T4">Lääkkeen tunnistaminen</text:span></text:p>
              </text:list-item>
              <text:list-item>
                <text:p><text:span text:style-name="T1">ADME/TOX</text:span></text:p>
              </text:list-item>
              <text:list-item>
                <text:p><text:span text:style-name="T1">Kliiniset testit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9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4" draw:text-style-name="P1" draw:layer="layout" svg:width="19.5cm" svg:height="2.5cm" svg:x="1.4cm" svg:y="0.75cm" presentation:class="title">
          <draw:text-box>
            <text:p>De Novo -lääkekehitys</text:p>
          </draw:text-box>
        </draw:frame>
        <draw:frame presentation:style-name="pr5" draw:text-style-name="P5" draw:layer="layout" svg:width="25cm" svg:height="9.5cm" svg:x="1.5cm" svg:y="4cm" presentation:class="outline" presentation:user-transformed="true">
          <draw:text-box>
            <text:list text:style-name="L2">
              <text:list-item>
                <text:p xml:id="id13" text:id="id13"><text:span text:style-name="T1">Uusien lääkkeiden löytäminen</text:span></text:p>
              </text:list-item>
              <text:list-item>
                <text:p xml:id="id14" text:id="id14"><text:span text:style-name="T1">Prototyyppi perustainen</text:span></text:p>
              </text:list-item>
              <text:list-item>
                <text:p xml:id="id15" text:id="id15"><text:span text:style-name="T1">Ominaisuusvektoreihin perustuva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6" draw:text-style-name="P4" draw:layer="layout" svg:width="17cm" svg:height="14cm" svg:x="2cm" svg:y="13cm" presentation:class="notes">
            <draw:text-box>
              <text:p text:style-name="P1">Keskittyy uusien mahdollisten lääkkeiden löytämiseen</text:p>
              <text:p text:style-name="P1"/>
              <text:p text:style-name="P1"/>
              <text:p text:style-name="P1">Prototyyppi perustainen - Aloitetaan, yhdisteestä, jolla on jo osittain halutut ominaisuudet. Tätä muokkaamalla voidaan luoda uusi lääke haluttuun sairrauteen. Voidaan myös muokata siten, että lääke on sopivampi henkilöille, jotka eivät voi äkyttää alkuperäistä lääkettä.</text:p>
              <text:p text:style-name="P1"/>
              <text:p text:style-name="P1"/>
              <text:p text:style-name="P1">Ominaisuusvektoreihin perustuva - Kartoitetaan halutut ominaisuudet yhdisteestä, jolloin voidaan yhdistää yhdisteen rakenne haluttuun ominaisuuteen. Tällöin voidaan luoda uusia yhdisteitä haluttujen ominaisuuksien perusteella.</text:p>
            </draw:text-box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4" draw:text-style-name="P1" draw:layer="layout" svg:width="19.5cm" svg:height="2.5cm" svg:x="1.4cm" svg:y="0.75cm" presentation:class="title" presentation:user-transformed="true">
          <draw:text-box>
            <text:p>Datasta</text:p>
          </draw:text-box>
        </draw:frame>
        <draw:frame presentation:style-name="pr5" draw:text-style-name="P1" draw:layer="layout" svg:width="25cm" svg:height="9.5cm" svg:x="1.5cm" svg:y="3.81cm" presentation:class="outline" presentation:user-transformed="true">
          <draw:text-box>
            <text:list text:style-name="L2">
              <text:list-item>
                <text:p text:style-name="P1"><text:span text:style-name="T1">SMILES</text:span></text:p>
              </text:list-item>
              <text:list-item>
                <text:p text:style-name="P1"><text:span text:style-name="T1">SMARTS</text:span></text:p>
              </text:list-item>
              <text:list-item>
                <text:p text:style-name="P1"><text:span text:style-name="T1">Ominaisuus vektorit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6" draw:text-style-name="P7" draw:layer="layout" svg:width="17cm" svg:height="14cm" svg:x="2cm" svg:y="13cm" presentation:class="notes">
            <draw:text-box>
              <text:p text:style-name="P6"><text:span text:style-name="T2">SMILES - standardi kuvaamaan lyhyitä yhdisteitä ja niiden rakenteita</text:span></text:p>
              <text:p text:style-name="P6"><text:span text:style-name="T2"/></text:p>
              <text:p text:style-name="P6"><text:span text:style-name="T2"/></text:p>
              <text:p text:style-name="P6"><text:span text:style-name="T2">SMARTS - SMILES:ista jatkokehitetty standardi, ottaa huomioon myös mahdolliset yksinkertaisten liitosten kiertymiset</text:span></text:p>
              <text:p text:style-name="P6"><text:span text:style-name="T2"/></text:p>
              <text:p text:style-name="P6"><text:span text:style-name="T2"/></text:p>
              <text:p text:style-name="P6"><text:span text:style-name="T2">Ominaisuusvektorit - Kuvaavat yhdisteen lääkkeellisiä ominaisuuksia, rule of five</text:span></text:p>
            </draw:text-box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4" draw:text-style-name="P1" draw:layer="layout" svg:width="19.5cm" svg:height="2.5cm" svg:x="1.4cm" svg:y="0.75cm" presentation:class="title">
          <draw:text-box>
            <text:p>CMG</text:p>
          </draw:text-box>
        </draw:frame>
        <draw:frame presentation:style-name="pr5" draw:text-style-name="P5" draw:layer="layout" svg:width="25cm" svg:height="9.5cm" svg:x="1.5cm" svg:y="4cm" presentation:class="outline">
          <draw:text-box>
            <text:list text:style-name="L2">
              <text:list-item>
                <text:p xml:id="id16" text:id="id16"><text:span text:style-name="T1">Controlled Molecule Generator</text:span></text:p>
              </text:list-item>
              <text:list-item>
                <text:p xml:id="id17" text:id="id17"><text:span text:style-name="T1">Luo uusia molekyylejä sille annetun lähtömolekyylin, tämän ominaisuusvektorin ja halutun ominaisuusvektorin perusteella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6" draw:text-style-name="P4" draw:layer="layout" svg:width="17cm" svg:height="14cm" svg:x="2cm" svg:y="13cm" presentation:class="notes">
            <draw:text-box>
              <text:p text:style-name="P1">Lähestyy uusien molekyylien luomista käännös ongelmana, perustuu NLP malliin the Transformer</text:p>
              <text:p text:style-name="P1"/>
              <text:p text:style-name="P1"/>
              <text:p text:style-name="P1">Saa syötteenä</text:p>
              <text:p text:style-name="P1"><text:s text:c="8"/>- Lähtömolekyylin</text:p>
              <text:p text:style-name="P1"><text:s text:c="8"/>- Lähtömolekyylin ominaisuusvektorin</text:p>
              <text:p text:style-name="P1"><text:s text:c="8"/>- Kehitettävän lääkkeen ominaisuusvektorin</text:p>
              <text:p text:style-name="P1"/>
              <text:p text:style-name="P1"/>
              <text:p text:style-name="P1">Luo lähtömolekyyliä muistuttavan molekyylin, jolla on halutut ominaisuudet</text:p>
              <text:p text:style-name="P1"/>
              <text:p text:style-name="P1"/>
              <text:p text:style-name="P1">Käyttää SMILES standardia, jolloin se voi assosioida molekyylin rakenteen tietyn ominaisuuden kanssa</text:p>
            </draw:text-box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4" draw:text-style-name="P1" draw:layer="layout" svg:width="19.5cm" svg:height="2.5cm" svg:x="1.4cm" svg:y="0.75cm" presentation:class="title">
          <draw:text-box>
            <text:p>CASP</text:p>
          </draw:text-box>
        </draw:frame>
        <draw:frame presentation:style-name="pr5" draw:text-style-name="P5" draw:layer="layout" svg:width="25cm" svg:height="9.5cm" svg:x="1.27cm" svg:y="4cm" presentation:class="outline" presentation:user-transformed="true">
          <draw:text-box>
            <text:list text:style-name="L2">
              <text:list-item>
                <text:p xml:id="id18" text:id="id18" text:style-name="P1"><text:span text:style-name="T1">Computer Assisted Synthesis Planning</text:span></text:p>
              </text:list-item>
              <text:list-item>
                <text:p xml:id="id19" text:id="id19" text:style-name="P1"><text:span text:style-name="T1">Retrosyntetisointi on menetelmä löytää “Polku”, kuinka lääke voidaan syntetisoida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6" draw:text-style-name="P4" draw:layer="layout" svg:width="17cm" svg:height="14cm" svg:x="2cm" svg:y="13cm" presentation:class="notes">
            <draw:text-box>
              <text:p text:style-name="P1">Vanha konsepti, E.J Corey LHASA -projekti vuonna 1968</text:p>
              <text:p text:style-name="P1"/>
              <text:p text:style-name="P1"/>
              <text:p text:style-name="P1">Perustuu retrosynteesiin - pilkotaan haluttua molekyyliä pienemmiksi paloiksi, kunnes jäljellä vain saatavilla olevia lähtöaineita</text:p>
              <text:p text:style-name="P1"/>
              <text:p text:style-name="P1"/>
              <text:p text:style-name="P1">Tunnetut reaktiosäännöt kertovat, kuinka olekyyli voidaan pilkkoa pienempiin osiin</text:p>
              <text:p text:style-name="P1"/>
              <text:p text:style-name="P1"/>
              <text:p text:style-name="P1">Kehitys laskennassa ja koneoppimisessa on mahdollistanut tehokkaammat meentelmät</text:p>
            </draw:text-box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4" draw:text-style-name="P1" draw:layer="layout" svg:width="19.5cm" svg:height="2.5cm" svg:x="1.4cm" svg:y="0.75cm" presentation:class="title">
          <draw:text-box>
            <text:p>3N-MCTS</text:p>
          </draw:text-box>
        </draw:frame>
        <draw:frame presentation:style-name="pr5" draw:text-style-name="P5" draw:layer="layout" svg:width="25cm" svg:height="9.5cm" svg:x="1.5cm" svg:y="4cm" presentation:class="outline" presentation:user-transformed="true">
          <draw:text-box>
            <text:list text:style-name="L2">
              <text:list-item>
                <text:p xml:id="id20" text:id="id20"><text:span text:style-name="T1">Kehitetty retorsyntetisoinnin toteuttava koneoppimismalli</text:span></text:p>
              </text:list-item>
              <text:list-item>
                <text:p xml:id="id21" text:id="id21"><text:span text:style-name="T1">Perustuu Monte Carlo -puuhaku algoritmiin</text:span></text:p>
              </text:list-item>
              <text:list-item>
                <text:p xml:id="id22" text:id="id22"><text:span text:style-name="T1">Käyttää Rajoite verkkoja -MCTS:än ohjaamiseen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6" draw:text-style-name="P7" draw:layer="layout" svg:width="17cm" svg:height="14cm" svg:x="2cm" svg:y="13cm" presentation:class="notes">
            <draw:text-box>
              <text:p text:style-name="P6"><text:span text:style-name="T2">Perustuu Monte Carlo -puuhaku algoritmiin, jota ohjaa kolme neuroverkkoa</text:span></text:p>
              <text:p text:style-name="P6"><text:span text:style-name="T2"/></text:p>
              <text:p text:style-name="P6"><text:span text:style-name="T2"/></text:p>
              <text:p text:style-name="P6"><text:span text:style-name="T2">Käyttää reaktiosääntöjä Reaxys -tietokannasta</text:span></text:p>
              <text:p text:style-name="P6"><text:span text:style-name="T2"/></text:p>
              <text:p text:style-name="P6"><text:span text:style-name="T2"/></text:p>
              <text:p text:style-name="P6"><text:span text:style-name="T2">Expansion policy network</text:span></text:p>
              <text:p text:style-name="P6"><text:span text:style-name="T2"/></text:p>
              <text:p text:style-name="P6"><text:span text:style-name="T2"/></text:p>
              <text:p text:style-name="P6"><text:span text:style-name="T2">Rollout Policy network</text:span></text:p>
              <text:p text:style-name="P6"><text:span text:style-name="T2"/></text:p>
              <text:p text:style-name="P6"><text:span text:style-name="T2"/></text:p>
              <text:p text:style-name="P6"><text:span text:style-name="T2">In-Scope policy network</text:span></text:p>
            </draw:text-box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10" draw:text-style-name="P1" draw:layer="layout" svg:width="19.5cm" svg:height="2.845cm" svg:x="1.4cm" svg:y="0.578cm" presentation:class="title" presentation:user-transformed="true">
          <draw:text-box>
            <text:p>ICHO</text:p>
          </draw:text-box>
        </draw:frame>
        <draw:frame presentation:style-name="pr5" draw:text-style-name="P5" draw:layer="layout" svg:width="25cm" svg:height="9.5cm" svg:x="1.5cm" svg:y="4cm" presentation:class="outline" presentation:user-transformed="true">
          <draw:text-box>
            <text:list text:style-name="L2">
              <text:list-item>
                <text:p xml:id="id23" text:id="id23"><text:span text:style-name="T1">Hyödyntää retrosyntetisoinnissa myös kemistien luomia heuristiikkoja</text:span></text:p>
              </text:list-item>
              <text:list-item>
                <text:p xml:id="id24" text:id="id24"><text:span text:style-name="T1">Laskee, kannattaako reaktiota käyttää perustuen, kuinka monta kertaa se esiintyy heuristiikassa ja raportoiduissa testeissä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6" draw:text-style-name="P7" draw:layer="layout" svg:width="17cm" svg:height="14cm" svg:x="2cm" svg:y="13cm" presentation:class="notes">
            <draw:text-box>
              <text:p text:style-name="P6"><text:span text:style-name="T2">Käyttää heurestiikkaa reaktiosääntöjen kanssa</text:span></text:p>
              <text:p text:style-name="P6"><text:span text:style-name="T2"/></text:p>
              <text:p text:style-name="P6"><text:span text:style-name="T2"/></text:p>
              <text:p text:style-name="P6"><text:span text:style-name="T2">Reaktio säännöt on kemistien tekemät</text:span></text:p>
              <text:p text:style-name="P6"><text:span text:style-name="T2"/></text:p>
              <text:p text:style-name="P6"><text:span text:style-name="T2"/></text:p>
            </draw:text-box>
          </draw:frame>
        </presentation:notes>
      </draw:page>
      <draw:page draw:name="page12" draw:style-name="dp1" draw:master-page-name="BrightBlue" presentation:presentation-page-layout-name="AL2T1">
        <office:forms form:automatic-focus="false" form:apply-design-mode="false"/>
        <draw:frame presentation:style-name="pr10" draw:text-style-name="P1" draw:layer="layout" svg:width="19.5cm" svg:height="2.845cm" svg:x="1.4cm" svg:y="0.578cm" presentation:class="title" presentation:user-transformed="true">
          <draw:text-box>
            <text:p>Yhteenveto</text:p>
          </draw:text-box>
        </draw:frame>
        <draw:frame presentation:style-name="pr5" draw:text-style-name="P5" draw:layer="layout" svg:width="25cm" svg:height="9.5cm" svg:x="1.27cm" svg:y="4cm" presentation:class="outline" presentation:user-transformed="true">
          <draw:text-box>
            <text:list text:style-name="L2">
              <text:list-item>
                <text:p xml:id="id25" text:id="id25"><text:span text:style-name="T1">Lääkkeiden valmistus kallista ja hidasta → koneoppiminen voi nopeuttaa</text:span></text:p>
              </text:list-item>
              <text:list-item>
                <text:p xml:id="id26" text:id="id26"><text:span text:style-name="T1">Lääkkeen tunnistaminen - De Novo -menetelmät, CASP -menetelmät</text:span></text:p>
              </text:list-item>
              <text:list-item>
                <text:p xml:id="id27" text:id="id27"><text:span text:style-name="T1">CMG, 3N-MCTS, ICHO</text:span></text:p>
                <text:p><text:span text:style-name="T1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2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1" svg:font-family="'Liberation Sans'" style:font-family-generic="roman" style:font-pitch="variable"/>
    <style:font-face style:name="Liberation Sans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Nimbus Sans" svg:font-family="'Nimbus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1" fo:font-size="24pt" fo:language="en" fo:country="US" style:font-name-asian="Cantarell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dee6ef" draw:marker-start-width="0.29cm" draw:marker-start-center="false" draw:marker-end-width="0.29cm" draw:marker-end-center="false" draw:fill="solid" draw:fill-color="#3465a4" draw:textarea-horizontal-align="justify" draw:auto-grow-height="false" fo:padding-top="0.125cm" fo:padding-bottom="0.125cm" fo:padding-left="0.25cm" fo:padding-right="0.25cm" fo:wrap-option="wrap" draw:shadow="visible" draw:shadow-offset-x="0.07cm" draw:shadow-offset-y="0.07cm" draw:shadow-color="#3465a4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dee6ef" draw:fill="none" draw:shadow="visibl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color="#ffbf00" draw:fill="solid" draw:fill-color="#729fcf"/>
    </style:style>
    <style:style style:name="Accent_20_2" style:display-name="Accent 2" style:family="graphic" style:parent-style-name="Accent">
      <style:graphic-properties svg:stroke-color="#ffbf00" draw:fill="solid" draw:fill-color="#3465a4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false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4pt" style:font-size-asian="24pt" style:font-size-complex="24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19.5pt" style:font-size-complex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pt" style:font-size-asian="16pt" style:font-size-complex="16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</style:style>
    <style:style style:name="BrightBlue-outline6" style:family="presentation" style:parent-style-name="BrightBlue-outline5"/>
    <style:style style:name="BrightBlue-outline7" style:family="presentation" style:parent-style-name="BrightBlue-outline6"/>
    <style:style style:name="BrightBlue-outline8" style:family="presentation" style:parent-style-name="BrightBlue-outline7"/>
    <style:style style:name="BrightBlue-outline9" style:family="presentation" style:parent-style-name="BrightBlue-outline8"/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style style:name="BrightBlue_5f_-background" style:display-name="BrightBlue_-background" style:family="presentation">
      <style:graphic-properties draw:stroke="none" draw:fill="none"/>
      <style:text-properties style:letter-kerning="true"/>
    </style:style>
    <style:style style:name="BrightBlue_5f_-backgroundobjects" style:display-name="BrightBlue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BrightBlue_5f_-notes" style:display-name="BrightBlue_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_5f_-outline1" style:display-name="BrightBlue_-outline1" style:family="presentation">
      <style:graphic-properties draw:stroke="none" draw:fill="none" draw:auto-grow-height="false" draw:fit-to-size="false" style:shrink-to-fit="true">
        <text:list-style style:name="BrightBlue_5f_-outline1" style:display-name="BrightBlu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BrightBlue_5f_-outline2" style:display-name="BrightBlue_-outline2" style:family="presentation" style:parent-style-name="BrightBlue_5f_-outline1">
      <style:paragraph-properties fo:margin-left="0cm" fo:margin-right="0cm" fo:margin-top="0cm" fo:margin-bottom="0.324cm" fo:text-indent="0cm"/>
      <style:text-properties fo:font-size="24pt" style:font-size-asian="24pt" style:font-size-complex="24pt"/>
    </style:style>
    <style:style style:name="BrightBlue_5f_-outline3" style:display-name="BrightBlue_-outline3" style:family="presentation" style:parent-style-name="BrightBlue_5f_-outline2">
      <style:paragraph-properties fo:margin-left="0cm" fo:margin-right="0cm" fo:margin-top="0cm" fo:margin-bottom="0.243cm" fo:text-indent="0cm"/>
      <style:text-properties fo:font-size="19.5pt" style:font-size-asian="19.5pt" style:font-size-complex="19.5pt"/>
    </style:style>
    <style:style style:name="BrightBlue_5f_-outline4" style:display-name="BrightBlue_-outline4" style:family="presentation" style:parent-style-name="BrightBlue_5f_-outline3">
      <style:paragraph-properties fo:margin-left="0cm" fo:margin-right="0cm" fo:margin-top="0cm" fo:margin-bottom="0.162cm" fo:text-indent="0cm"/>
      <style:text-properties fo:font-size="16pt" style:font-size-asian="16pt" style:font-size-complex="16pt"/>
    </style:style>
    <style:style style:name="BrightBlue_5f_-outline5" style:display-name="BrightBlue_-outline5" style:family="presentation" style:parent-style-name="BrightBlue_5f_-outline4">
      <style:paragraph-properties fo:margin-left="0cm" fo:margin-right="0cm" fo:margin-top="0cm" fo:margin-bottom="0.081cm" fo:text-indent="0cm"/>
    </style:style>
    <style:style style:name="BrightBlue_5f_-outline6" style:display-name="BrightBlue_-outline6" style:family="presentation" style:parent-style-name="BrightBlue_5f_-outline5"/>
    <style:style style:name="BrightBlue_5f_-outline7" style:display-name="BrightBlue_-outline7" style:family="presentation" style:parent-style-name="BrightBlue_5f_-outline6"/>
    <style:style style:name="BrightBlue_5f_-outline8" style:display-name="BrightBlue_-outline8" style:family="presentation" style:parent-style-name="BrightBlue_5f_-outline7"/>
    <style:style style:name="BrightBlue_5f_-outline9" style:display-name="BrightBlue_-outline9" style:family="presentation" style:parent-style-name="BrightBlue_5f_-outline8"/>
    <style:style style:name="BrightBlue_5f_-subtitle" style:display-name="BrightBlue_-subtitle" style:family="presentation">
      <style:graphic-properties draw:stroke="none" draw:fill="none" draw:textarea-vertical-align="middle">
        <text:list-style style:name="BrightBlue_5f_-subtitle" style:display-name="BrightBlue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_5f_-title" style:display-name="BrightBlue_-title" style:family="presentation">
      <style:graphic-properties draw:stroke="none" draw:fill="none" draw:textarea-vertical-align="middle">
        <text:list-style style:name="BrightBlue_5f_-title" style:display-name="BrightBlue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2">
      <style:graphic-properties draw:textarea-vertical-align="middle" fo:min-height="3.25cm" fo:min-width="21.5cm"/>
    </style:style>
    <style:style style:name="Mgr4" style:family="graphic" style:parent-style-name="Accent_20_2">
      <style:graphic-properties draw:textarea-vertical-align="middle" fo:min-height="3cm" fo:min-width="21cm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rightBlue_5f_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5" style:family="presentation" style:parent-style-name="BrightBlu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rightBlu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custom-shape draw:style-name="Mgr3" draw:layer="backgroundobjects" svg:width="21.5cm" svg:height="3.25cm" svg:x="0.1cm" svg:y="0.25cm">
        <text:p/>
        <draw:enhanced-geometry svg:viewBox="0 0 21600 21600" draw:type="rectangle" draw:enhanced-path="M 0 0 L 21600 0 21600 21600 0 21600 0 0 Z N"/>
      </draw:custom-shape>
      <draw:frame presentation:style-name="BrightBlue-title" draw:layer="backgroundobjects" svg:width="19.5cm" svg:height="2.5cm" svg:x="1.4cm" svg:y="0.75cm" presentation:class="title" presentation:placeholder="true">
        <draw:text-box/>
      </draw:frame>
      <draw:frame presentation:style-name="BrightBlue-outline1" draw:layer="backgroundobjects" svg:width="25cm" svg:height="9.5cm" svg:x="1.5cm" svg:y="4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rightBlue_5f_" style:display-name="BrightBlue_" style:page-layout-name="PM1" draw:style-name="Mdp1">
      <draw:custom-shape draw:style-name="Mgr4" draw:layer="backgroundobjects" svg:width="21.5cm" svg:height="3.25cm" svg:x="0.1cm" svg:y="0.25cm">
        <text:p/>
        <draw:enhanced-geometry svg:viewBox="0 0 21600 21600" draw:type="rectangle" draw:enhanced-path="M 0 0 L 21600 0 21600 21600 0 21600 0 0 Z N"/>
      </draw:custom-shape>
      <draw:frame presentation:style-name="BrightBlue_5f_-title" draw:layer="backgroundobjects" svg:width="19.5cm" svg:height="2.5cm" svg:x="1.4cm" svg:y="0.75cm" presentation:class="title" presentation:placeholder="true">
        <draw:text-box/>
      </draw:frame>
      <draw:frame presentation:style-name="BrightBlue_5f_-outline1" draw:layer="backgroundobjects" svg:width="25cm" svg:height="9.5cm" svg:x="1.5cm" svg:y="4cm" presentation:class="outline" presentation:placeholder="true">
        <draw:text-box/>
      </draw:frame>
      <draw:frame presentation:style-name="Mpr4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5cm" svg:x="9.5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ightBlue_5f_-title" draw:layer="backgroundobjects" svg:width="17cm" svg:height="9.56cm" svg:x="2cm" svg:y="2.5cm" presentation:class="page"/>
        <draw:frame presentation:style-name="BrightBlue_5f_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1-09T09:40:00.040882949</meta:creation-date>
    <meta:editing-duration>PT4H1M41S</meta:editing-duration>
    <meta:editing-cycles>21</meta:editing-cycles>
    <meta:generator>LibreOffice/7.1.7.2$Linux_X86_64 LibreOffice_project/10$Build-2</meta:generator>
    <dc:title>Bright Blue</dc:title>
    <dc:date>2021-11-11T10:53:39.050124827</dc:date>
    <meta:document-statistic meta:object-count="82"/>
  </office:meta>
</office:document-meta>
</file>